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9042in"/>
    </style:style>
    <style:style style:name="Table1.B" style:family="table-column">
      <style:table-column-properties style:column-width="5.020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oosing the right machine learning (ML) model</text:p>
      <text:p text:style-name="Standard"/>
      <text:p text:style-name="Text_20_body">Choosing the right machine learning (ML) model depends on the problem you're solving and the characteristics of your data. Here's a practical checklist to guide you:</text:p>
      <text:p text:style-name="Horizontal_20_Line"/>
      <text:h text:style-name="Heading_20_3" text:outline-level="3">1. <text:span text:style-name="Strong_20_Emphasis">Understand the Problem Type</text:span></text:h>
      <text:list xml:id="list3804675944776507370" text:style-name="L1">
        <text:list-item>
          <text:p text:style-name="P6"><text:span text:style-name="Strong_20_Emphasis">Supervised Learning:</text:span> You have labeled data and want to predict an output.</text:p>
          <text:list>
            <text:list-item>
              <text:p text:style-name="P6"><text:span text:style-name="Strong_20_Emphasis">Regression:</text:span> Predict continuous values (e.g., house prices, temperature).</text:p>
            </text:list-item>
            <text:list-item>
              <text:p text:style-name="P6"><text:span text:style-name="Strong_20_Emphasis">Classification:</text:span> Predict categorical labels (e.g., spam vs. not spam).</text:p>
            </text:list-item>
          </text:list>
        </text:list-item>
        <text:list-item>
          <text:p text:style-name="P6"><text:span text:style-name="Strong_20_Emphasis">Unsupervised Learning:</text:span> You have unlabeled data and aim to find patterns.</text:p>
          <text:list>
            <text:list-item>
              <text:p text:style-name="P6"><text:span text:style-name="Strong_20_Emphasis">Clustering:</text:span> Group data points into similar clusters (e.g., customer segmentation).</text:p>
            </text:list-item>
            <text:list-item>
              <text:p text:style-name="P1"><text:span text:style-name="Strong_20_Emphasis">Dimensionality Reduction:</text:span> Reduce the number of features (e.g., PCA, t-SNE).</text:p>
            </text:list-item>
          </text:list>
        </text:list-item>
      </text:list>
      <text:p text:style-name="Horizontal_20_Line"/>
      <text:h text:style-name="Heading_20_3" text:outline-level="3">2. <text:span text:style-name="Strong_20_Emphasis">Characteristics of Your Data</text:span></text:h>
      <text:list xml:id="list4166621681736418612" text:style-name="L2">
        <text:list-item>
          <text:p text:style-name="P7"><text:span text:style-name="Strong_20_Emphasis">Data Size:</text:span></text:p>
          <text:list>
            <text:list-item>
              <text:p text:style-name="P7">Small dataset? Start with simpler models (e.g., Linear Regression, Logistic Regression, Decision Trees).</text:p>
            </text:list-item>
            <text:list-item>
              <text:p text:style-name="P7">Large dataset? More complex models (e.g., Random Forest, SVM, Gradient Boosting).</text:p>
            </text:list-item>
          </text:list>
        </text:list-item>
        <text:list-item>
          <text:p text:style-name="P7"><text:span text:style-name="Strong_20_Emphasis">Feature Relationships:</text:span></text:p>
          <text:list>
            <text:list-item>
              <text:p text:style-name="P7">Linear relationships? Use Linear Regression or Logistic Regression.</text:p>
            </text:list-item>
            <text:list-item>
              <text:p text:style-name="P7">Complex relationships? Use models like Random Forest, SVM, or Neural Networks.</text:p>
            </text:list-item>
          </text:list>
        </text:list-item>
        <text:list-item>
          <text:p text:style-name="P7"><text:span text:style-name="Strong_20_Emphasis">Feature Count:</text:span></text:p>
          <text:list>
            <text:list-item>
              <text:p text:style-name="P7">High-dimensional data? Consider dimensionality reduction or feature selection techniques.</text:p>
            </text:list-item>
          </text:list>
        </text:list-item>
        <text:list-item>
          <text:p text:style-name="P2"><text:span text:style-name="Strong_20_Emphasis">Imbalanced classes (in classification)?</text:span> Consider sampling techniques or algorithms like Gradient Boosting.</text:p>
        </text:list-item>
      </text:list>
      <text:p text:style-name="Horizontal_20_Line"/>
      <text:h text:style-name="Heading_20_3" text:outline-level="3">3. <text:span text:style-name="Strong_20_Emphasis">Model Selection Checklist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Criterion</text:span></text:p>
            </table:table-cell>
            <table:table-cell table:style-name="Table1.A1" office:value-type="string">
              <text:p text:style-name="Table_20_Heading"><text:span text:style-name="Strong_20_Emphasis">Examples of Model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Regression (continuous outputs)</text:span></text:p>
          </table:table-cell>
          <table:table-cell table:style-name="Table1.A1" office:value-type="string">
            <text:p text:style-name="Table_20_Contents">Linear Regression, Ridge/Lasso Regression, Decision Trees, Random Forest, Gradient Boosting (e.g., XGBoost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inary Classification</text:span></text:p>
          </table:table-cell>
          <table:table-cell table:style-name="Table1.A1" office:value-type="string">
            <text:p text:style-name="Table_20_Contents">Logistic Regression, SVM, Decision Trees, Random Forest, Naive Bay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ulticlass Classification</text:span></text:p>
          </table:table-cell>
          <table:table-cell table:style-name="Table1.A1" office:value-type="string">
            <text:p text:style-name="Table_20_Contents">Decision Trees, Random Forest, Gradient Boosting, Naive Bayes, Neural Network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lustering</text:span></text:p>
          </table:table-cell>
          <table:table-cell table:style-name="Table1.A1" office:value-type="string">
            <text:p text:style-name="Table_20_Contents">K-Means, Hierarchical Clustering, DBSCA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imensionality Reduction</text:span></text:p>
          </table:table-cell>
          <table:table-cell table:style-name="Table1.A1" office:value-type="string">
            <text:p text:style-name="Table_20_Contents">PCA, t-SNE, Autoencode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ime-Series Data</text:span></text:p>
          </table:table-cell>
          <table:table-cell table:style-name="Table1.A1" office:value-type="string">
            <text:p text:style-name="Table_20_Contents">ARIMA, LSTM, Prophet, Gradient Boosting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trong_20_Emphasis">Outlier Detection</text:span></text:p>
          </table:table-cell>
          <table:table-cell table:style-name="Table1.A1" office:value-type="string">
            <text:p text:style-name="Table_20_Contents">Isolation Forest, DBSCAN, One-Class SVM</text:p>
          </table:table-cell>
        </table:table-row>
      </table:table>
      <text:p text:style-name="Horizontal_20_Line"/>
      <text:h text:style-name="Heading_20_3" text:outline-level="3">4. <text:span text:style-name="Strong_20_Emphasis">Evaluate Performance</text:span></text:h>
      <text:list xml:id="list7447703324114686218" text:style-name="L3">
        <text:list-item>
          <text:p text:style-name="P8">For supervised models:</text:p>
          <text:list>
            <text:list-item>
              <text:p text:style-name="P8">Regression: Evaluate using metrics like <text:span text:style-name="Strong_20_Emphasis">MAE</text:span>, <text:span text:style-name="Strong_20_Emphasis">MSE</text:span>, or <text:span text:style-name="Strong_20_Emphasis">R²</text:span>.</text:p>
            </text:list-item>
            <text:list-item>
              <text:p text:style-name="P8">Classification: Use metrics like <text:span text:style-name="Strong_20_Emphasis">Accuracy</text:span>, <text:span text:style-name="Strong_20_Emphasis">Precision</text:span>, <text:span text:style-name="Strong_20_Emphasis">Recall</text:span>, <text:span text:style-name="Strong_20_Emphasis">F1 Score</text:span>, or <text:span text:style-name="Strong_20_Emphasis">ROC-AUC</text:span>.</text:p>
            </text:list-item>
          </text:list>
        </text:list-item>
        <text:list-item>
          <text:p text:style-name="P8">For unsupervised models:</text:p>
          <text:list>
            <text:list-item>
              <text:p text:style-name="P8">Clustering: Use metrics like <text:span text:style-name="Strong_20_Emphasis">Silhouette Score</text:span> or <text:span text:style-name="Strong_20_Emphasis">Calinski-Harabasz Index</text:span>.</text:p>
            </text:list-item>
            <text:list-item>
              <text:p text:style-name="P3">Dimensionality reduction: Use explained variance ratio or visual inspection.</text:p>
            </text:list-item>
          </text:list>
        </text:list-item>
      </text:list>
      <text:p text:style-name="Horizontal_20_Line"/>
      <text:h text:style-name="Heading_20_3" text:outline-level="3">5. <text:span text:style-name="Strong_20_Emphasis">Iterate and Experiment</text:span></text:h>
      <text:list xml:id="list1421933594253514479" text:style-name="L4">
        <text:list-item>
          <text:p text:style-name="P9">Try multiple models.</text:p>
        </text:list-item>
        <text:list-item>
          <text:p text:style-name="P9">Fine-tune hyperparameters using grid search or random search.</text:p>
        </text:list-item>
        <text:list-item>
          <text:p text:style-name="P4">Use cross-validation to prevent overfitting.</text:p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16T03:15:13.67</meta:creation-date>
    <meta:document-statistic meta:table-count="1" meta:image-count="0" meta:object-count="0" meta:page-count="2" meta:paragraph-count="47" meta:word-count="336" meta:character-count="2411"/>
    <dc:date>2024-11-16T03:16:03.54</dc:date>
    <dc:creator>Akram MTir</dc:creator>
    <meta:editing-duration>PT50S</meta:editing-duration>
    <meta:editing-cycles>1</meta:editing-cycles>
    <meta:generator>OpenOffice/4.1.11$Win32 OpenOffice.org_project/4111m1$Build-9808</meta:generator>
  </office:meta>
</office:document-meta>
</file>